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es" fo:country="CO" fo:font-weight="bold" officeooo:rsid="0004ee82" officeooo:paragraph-rsid="0004ee82" style:font-weight-asian="bold" style:font-weight-complex="bold"/>
    </style:style>
    <style:style style:name="P2" style:family="paragraph" style:parent-style-name="Standard">
      <style:text-properties fo:language="es" fo:country="CO" fo:font-weight="bold" officeooo:rsid="00054fcd" officeooo:paragraph-rsid="00054fcd" style:font-weight-asian="bold" style:font-weight-complex="bold"/>
    </style:style>
    <style:style style:name="P3" style:family="paragraph" style:parent-style-name="Standard">
      <style:paragraph-properties fo:margin-left="0.4925in" fo:margin-right="0in" fo:text-indent="0in" style:auto-text-indent="false"/>
      <style:text-properties fo:language="es" fo:country="CO" fo:font-weight="bold" officeooo:rsid="00054fcd" officeooo:paragraph-rsid="00054fcd" style:font-weight-asian="bold" style:font-weight-complex="bold"/>
    </style:style>
    <style:style style:name="P4" style:family="paragraph" style:parent-style-name="Standard">
      <style:paragraph-properties fo:margin-left="0in" fo:margin-right="0in" fo:text-indent="0in" style:auto-text-indent="false"/>
      <style:text-properties fo:language="es" fo:country="CO" fo:font-weight="bold" officeooo:rsid="00054fcd" officeooo:paragraph-rsid="00054fcd" style:font-weight-asian="bold" style:font-weight-complex="bold"/>
    </style:style>
    <style:style style:name="P5" style:family="paragraph" style:parent-style-name="Standard">
      <style:paragraph-properties fo:margin-left="0in" fo:margin-right="0in" fo:text-indent="0in" style:auto-text-indent="false"/>
      <style:text-properties fo:language="es" fo:country="CO" fo:font-weight="bold" officeooo:rsid="000791bb" officeooo:paragraph-rsid="000791b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4fcd" style:font-weight-asian="normal" style:font-weight-complex="normal"/>
    </style:style>
    <style:style style:name="T3" style:family="text">
      <style:text-properties fo:font-weight="normal" officeooo:rsid="0005b45d"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5b45d"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5b45d" style:font-style-asian="normal" style:font-weight-asian="normal" style:font-style-complex="normal" style:font-weight-complex="normal"/>
    </style:style>
    <style:style style:name="T8" style:family="text">
      <style:text-properties fo:font-style="normal" fo:font-weight="normal" officeooo:rsid="000791bb"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DIMIENTOS DE MUESTREO EN LA MUESTRA<text:span text:style-name="T1">:</text:span></text:p>
      <text:p text:style-name="P1">-<text:span text:style-name="T1">Provee un método de obtener información sobre la población basado en la selección de una muestra de la población. </text:span></text:p>
      <text:p text:style-name="P1"><text:span text:style-name="T1">-Una muestra es una porción de la población que es seleccionada aleatoriamente.</text:span></text:p>
      <text:p text:style-name="P1"><text:span text:style-name="T1">-Una característica de una muestra es usada para estimar una característica de la población.</text:span></text:p>
      <text:p text:style-name="P1"><text:span text:style-name="T1">-El muestreo evita tener que encuestar a todos los miembros de la población,lo que es costoso, consume mucho tiempo y es inefectivo. </text:span></text:p>
      <text:p text:style-name="P1"><text:span text:style-name="T1">-Parámetros/Características de la POBLACIÓN son estimados de estadísticos que son Características de la muestra.</text:span></text:p>
      <text:p text:style-name="P1"><text:span text:style-name="T1">-En USA, se obtuvo información de aproximadamente 300 millones de personas de una muestra de 1500 personas, en elecciones presidenciales. </text:span></text:p>
      <text:p text:style-name="P1"><text:span text:style-name="T1">-</text:span><text:span text:style-name="T2">Usualmente se diseña un cuestionario para obtener valores de la muestra</text:span></text:p>
      <text:p text:style-name="P2"><text:span text:style-name="T1">MÉTODOS DE SELECCIÓN DE LA MUESTRA:</text:span></text:p>
      <text:p text:style-name="P2"><text:span text:style-name="T1">-El muestreo aleatorio simple (M.A.S) </text:span><text:span text:style-name="T3">en el cual cada elemento tiene la misma probabilidad de ser seleccionado es el método más frecuentemente utilizado cuando existe una lista de elementos.</text:span></text:p>
      <text:p text:style-name="P2"><text:span text:style-name="T3">-El muestreo sistemático en el cual cada </text:span><text:span text:style-name="T5">“k”</text:span><text:span text:style-name="T7"> elementos se selecciona uno. Por lo general es más fácil de obtener que una muestra aleatoria. Si </text:span><text:span text:style-name="T5">“N”</text:span><text:span text:style-name="T7"> es el número de la población y </text:span><text:span text:style-name="T5">“n”</text:span><text:span text:style-name="T7"> es el tamaño de la muestra, entonces </text:span><text:span text:style-name="T5">“k=N/n”, </text:span><text:span text:style-name="T7">donde k se redondea a el entero más cercano. El punto de inicio entre 1 y k es seleccionado aleatoriamente.</text:span></text:p>
      <text:p text:style-name="P3"><text:span text:style-name="T7">Si los elementos muestrados incrementan en magnitud, como los costos de inventarios, el muestreo sistematico es mejor que una mumestra aleatoria simple. Si los elementos de la muestra son periodicos, como los dias ded la semana, entonces el muestreo aleatorio es mejor. Si la población es completamente aleatoria, entonces ambos métodos son equivalentes.</text:span></text:p>
      <text:p text:style-name="P4"><text:span text:style-name="T7"/></text:p>
      <text:p text:style-name="P4"><text:span text:style-name="T7">-El muestreo Estratificado si la población puede dividirse en grupos, con los individuos de un grupo similares entre sí. Muestras aleatorias simples son tomadas de cada Estrato, lo que asegura que la diversidad de la población es represnetada en la muestra y un estimado es obtenido para cada estrato.</text:span></text:p>
      <text:p text:style-name="P4"><text:span text:style-name="T7">-</text:span><text:span text:style-name="T8">El muestreo de conglomerados o grupos es posible s</text:span><text:span text:style-name="T7">i no existe un frame o lista.</text:span></text:p>
      <text:p text:style-name="P5"><text:span text:style-name="T7">T</text:span><text:span text:style-name="T6">AMAÑO DE LA MEUSTRA </text:span><text:span text:style-name="T4">“n”</text:span><text:span text:style-name="T6">:</text:span></text:p>
      <text:p text:style-name="P5"><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04:03:08.895247746</meta:creation-date>
    <dc:date>2022-02-07T21:15:07.912739057</dc:date>
    <meta:editing-duration>PT10M54S</meta:editing-duration>
    <meta:editing-cycles>2</meta:editing-cycles>
    <meta:generator>LibreOffice/7.2.5.2$Linux_X86_64 LibreOffice_project/499f9727c189e6ef3471021d6132d4c694f357e5</meta:generator>
    <meta:document-statistic meta:table-count="0" meta:image-count="0" meta:object-count="0" meta:page-count="1" meta:paragraph-count="15" meta:word-count="337" meta:character-count="2102" meta:non-whitespace-character-count="1777"/>
  </office:meta>
</office:document-meta>
</file>